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604" officeooo:paragraph-rsid="001be604"/>
    </style:style>
    <style:style style:name="P2" style:family="paragraph" style:parent-style-name="Standard">
      <style:text-properties officeooo:rsid="001e7a32" officeooo:paragraph-rsid="001e7a32"/>
    </style:style>
    <style:style style:name="P3" style:family="paragraph" style:parent-style-name="Standard">
      <style:text-properties officeooo:paragraph-rsid="0020f2e6"/>
    </style:style>
    <style:style style:name="T1" style:family="text">
      <style:text-properties officeooo:rsid="001c3d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7a3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7a32" style:font-weight-asian="normal" style:font-weight-complex="normal"/>
    </style:style>
    <style:style style:name="T6" style:family="text">
      <style:text-properties fo:font-weight="normal" officeooo:rsid="0020f2e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ntity:</text:span> “Me Deixe” System</text:p>
      <text:p text:style-name="P1"><text:span text:style-name="T2">Background:</text:span> The urgent need for an additional technological solution directly integrated with law enforcement agencies to combat and prevent violence against women in the state of Sergipe.<text:span text:style-name="T1"> </text:span></text:p>
      <text:p text:style-name="P3"><text:span text:style-name="T3">Purpose:</text:span><text:span text:style-name="T5"> </text:span><text:span text:style-name="T4">To develop the "</text:span><text:span text:style-name="T6">Me Deixe</text:span><text:span text:style-name="T4">" System, a technological solution designed to address the needs of combating domestic violence in the semi-arid region of Sergipe, </text:span><text:span text:style-name="T6">Brazil</text:span><text:span text:style-name="T4">. Employing a multidisciplinary approach that integrates knowledge from information technology, human rights, and social work, the "</text:span><text:span text:style-name="T6">Me Deixe</text:span><text:span text:style-name="T4">" System aims to provide female victims of violence with an effective and accessible tool to seek help, protect their safety, and pursue justice.</text:span><text:span text:style-name="T5"> To develop a solution grounded in robust software architecture principles tailored for social technologies, prioritizing robustness, effectiveness, and accessibility. <text:s/></text:span></text:p>
      <text:p text:style-name="P2"><text:span text:style-name="T2">Scope:</text:span><text:span text:style-name="T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41:41.417257407</meta:creation-date>
    <dc:date>2024-05-16T09:50:56.357329538</dc:date>
    <meta:editing-duration>PT1H10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18" meta:character-count="846" meta:non-whitespace-character-count="728"/>
  </office:meta>
</office:document-meta>
</file>